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d5b6"/>
    </style:style>
    <style:style style:name="P2" style:family="paragraph" style:parent-style-name="Standard">
      <style:paragraph-properties fo:text-align="center" style:justify-single-word="false"/>
      <style:text-properties officeooo:paragraph-rsid="00026ce2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b932c" officeooo:paragraph-rsid="000b932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c7904" officeooo:paragraph-rsid="000c790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font-weight="bold" officeooo:rsid="000dde16" officeooo:paragraph-rsid="000dde1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c7904" officeooo:paragraph-rsid="000c7904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0eea39" officeooo:paragraph-rsid="000eea39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bold" officeooo:rsid="0011a85d" officeooo:paragraph-rsid="0011a85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officeooo:paragraph-rsid="00057740" fo:background-color="#262335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weight="bold" officeooo:rsid="000037d8" officeooo:paragraph-rsid="000037d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weight="bold" officeooo:rsid="0000d5b6" officeooo:paragraph-rsid="0000d5b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weight="bold" officeooo:rsid="0000d5b6" officeooo:paragraph-rsid="0000d5b6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weight="bold" officeooo:rsid="001ace79" officeooo:paragraph-rsid="001ace7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weight="bold" officeooo:rsid="0000ee65" officeooo:paragraph-rsid="0000ee6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weight="bold" officeooo:rsid="000359e4" officeooo:paragraph-rsid="000359e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weight="bold" officeooo:rsid="000359e4" officeooo:paragraph-rsid="000359e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weight="bold" officeooo:rsid="00038f5b" officeooo:paragraph-rsid="00038f5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weight="bold" officeooo:rsid="00057740" officeooo:paragraph-rsid="00057740" style:font-weight-asian="bold" style:font-weight-complex="bold"/>
    </style:style>
    <style:style style:name="P19" style:family="paragraph" style:parent-style-name="Standard">
      <style:paragraph-properties style:line-height-at-least="0.45cm"/>
      <style:text-properties fo:color="#000000" loext:opacity="100%" fo:font-weight="bold" officeooo:rsid="0018441a" officeooo:paragraph-rsid="0018441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weight="bold" officeooo:paragraph-rsid="00057740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tyle="italic" fo:font-weight="bold" officeooo:rsid="000037d8" officeooo:paragraph-rsid="000037d8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officeooo:paragraph-rsid="000037d8"/>
    </style:style>
    <style:style style:name="P23" style:family="paragraph" style:parent-style-name="Standard">
      <style:paragraph-properties fo:text-align="start" style:justify-single-word="false"/>
      <style:text-properties fo:color="#000000" loext:opacity="100%" officeooo:paragraph-rsid="0000d5b6"/>
    </style:style>
    <style:style style:name="P24" style:family="paragraph" style:parent-style-name="Standard">
      <style:paragraph-properties fo:text-align="start" style:justify-single-word="false"/>
      <style:text-properties fo:color="#000000" loext:opacity="100%" officeooo:paragraph-rsid="00026ce2"/>
    </style:style>
    <style:style style:name="P25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transparent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officeooo:rsid="0000d5b6" officeooo:paragraph-rsid="0000d5b6"/>
    </style:style>
    <style:style style:name="P27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paragraph-rsid="000037d8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rsid="000037d8" officeooo:paragraph-rsid="000037d8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rsid="0018441a" officeooo:paragraph-rsid="0018441a" fo:background-color="#ffffff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Roboto" fo:font-size="10.5pt" fo:letter-spacing="normal" fo:font-style="normal" fo:font-weight="normal" officeooo:rsid="0018441a" officeooo:paragraph-rsid="0018441a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loext:opacity="100%" officeooo:paragraph-rsid="00102956" fo:background-color="#ffffff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loext:opacity="100%" officeooo:paragraph-rsid="000037d8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loext:opacity="100%" officeooo:paragraph-rsid="0000d5b6"/>
    </style:style>
    <style:style style:name="P35" style:family="paragraph" style:parent-style-name="Standard" style:list-style-name="L1">
      <style:paragraph-properties fo:text-align="start" style:justify-single-word="false"/>
      <style:text-properties fo:color="#000000" loext:opacity="100%" officeooo:rsid="000037d8" officeooo:paragraph-rsid="000037d8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weight="normal" officeooo:rsid="0000d5b6" officeooo:paragraph-rsid="0000d5b6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officeooo:paragraph-rsid="000dde16"/>
    </style:style>
    <style:style style:name="T1" style:family="text">
      <style:text-properties fo:font-variant="normal" fo:text-transform="none" style:font-name="Roboto" fo:font-size="10.5pt" fo:letter-spacing="normal" fo:font-style="normal" fo:font-weight="normal"/>
    </style:style>
    <style:style style:name="T2" style:family="text">
      <style:text-properties fo:font-variant="normal" fo:text-transform="none" style:font-name="Roboto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style:font-name="Roboto" fo:font-size="10.5pt" fo:letter-spacing="normal" fo:font-style="normal" fo:font-weight="normal" officeooo:rsid="0018441a"/>
    </style:style>
    <style:style style:name="T4" style:family="text">
      <style:text-properties fo:font-variant="normal" fo:text-transform="none" style:font-name="Roboto" fo:font-size="10.5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Roboto" fo:font-size="10.5pt" fo:letter-spacing="normal" fo:font-style="normal" fo:font-weight="normal" officeooo:rsid="000037d8"/>
    </style:style>
    <style:style style:name="T6" style:family="text">
      <style:text-properties fo:font-variant="normal" fo:text-transform="none" style:font-name="Roboto" fo:font-size="10.5pt" fo:letter-spacing="normal" fo:font-style="italic" fo:font-weight="normal" officeooo:rsid="0000d5b6" style:font-size-asian="10.5pt" style:font-style-asian="italic" style:font-size-complex="10.5pt" style:font-style-complex="italic"/>
    </style:style>
    <style:style style:name="T7" style:family="text">
      <style:text-properties fo:font-variant="normal" fo:text-transform="none" style:font-name="Roboto" fo:font-size="10.5pt" fo:letter-spacing="normal" fo:font-style="italic" fo:font-weight="normal" officeooo:rsid="0018441a" style:font-size-asian="10.5pt" style:font-style-asian="italic" style:font-size-complex="10.5pt" style:font-style-complex="italic"/>
    </style:style>
    <style:style style:name="T8" style:family="text">
      <style:text-properties fo:font-variant="normal" fo:text-transform="none" style:font-name="Roboto" fo:font-size="9pt" fo:letter-spacing="normal" fo:font-style="italic" fo:font-weight="normal" officeooo:rsid="0000d5b6" style:font-size-asian="9pt" style:font-style-asian="italic" style:font-size-complex="9pt" style:font-style-complex="italic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font-name="Roboto" fo:font-size="10.5pt" fo:letter-spacing="normal" fo:font-style="normal" fo:font-weight="normal" style:font-weight-asian="bold" style:font-weight-complex="bold"/>
    </style:style>
    <style:style style:name="T12" style:family="text">
      <style:text-properties fo:font-variant="normal" fo:text-transform="none" fo:color="#000000" loext:opacity="100%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000000" loext:opacity="100%" fo:letter-spacing="normal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0d5b6" style:font-weight-asian="normal" style:font-weight-complex="normal"/>
    </style:style>
    <style:style style:name="T16" style:family="text">
      <style:text-properties fo:font-weight="normal" officeooo:rsid="001c4753" style:font-weight-asian="normal" style:font-weight-complex="normal"/>
    </style:style>
    <style:style style:name="T17" style:family="text">
      <style:text-properties fo:font-weight="normal" officeooo:rsid="001f7e67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0d5b6" style:font-weight-asian="bold" style:font-weight-complex="bold"/>
    </style:style>
    <style:style style:name="T20" style:family="text">
      <style:text-properties fo:font-weight="bold" officeooo:rsid="00026ce2" style:font-weight-asian="bold" style:font-weight-complex="bold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officeooo:rsid="00038f5b"/>
    </style:style>
    <style:style style:name="T23" style:family="text">
      <style:text-properties officeooo:rsid="00047660"/>
    </style:style>
    <style:style style:name="T24" style:family="text">
      <style:text-properties officeooo:rsid="00057740" style:font-weight-asian="bold" style:font-weight-complex="bold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074708" fo:background-color="transparent" loext:char-shading-value="0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fo:font-weight="bold" officeooo:rsid="0000d5b6" style:font-weight-asian="bold" style:font-weight-complex="bold"/>
    </style:style>
    <style:style style:name="T29" style:family="text">
      <style:text-properties fo:color="#000000" loext:opacity="100%" fo:font-weight="normal" officeooo:rsid="0000d5b6" style:font-weight-asian="normal" style:font-weight-complex="normal"/>
    </style:style>
    <style:style style:name="T30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style:font-name="Consolas" fo:font-size="9pt" fo:font-style="italic" fo:font-weight="normal" fo:background-color="#262335" loext:char-shading-value="0"/>
    </style:style>
    <style:style style:name="T32" style:family="text">
      <style:text-properties style:font-name="Consolas" fo:font-size="9pt" fo:font-weight="normal" fo:background-color="#262335" loext:char-shading-value="0"/>
    </style:style>
    <style:style style:name="T33" style:family="text">
      <style:text-properties style:font-name="Consolas" fo:font-size="10.5pt" fo:font-weight="normal"/>
    </style:style>
    <style:style style:name="T34" style:family="text">
      <style:text-properties style:font-name="Consolas" fo:font-size="10.5pt" fo:font-weight="normal" officeooo:rsid="001c4753" fo:background-color="transparent" loext:char-shading-value="0" style:font-weight-asian="normal" style:font-weight-complex="normal"/>
    </style:style>
    <style:style style:name="T35" style:family="text">
      <style:text-properties style:font-name="Liberation Serif" fo:font-size="12pt" officeooo:rsid="00057740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officeooo:rsid="001a3c6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xes d’amélioration</text:p>
      <text:p text:style-name="P10"/>
      <text:p text:style-name="P10">Version portable</text:p>
      <text:p text:style-name="P10"/>
      <text:p text:style-name="P11">Performance</text:p>
      <text:p text:style-name="P13">Rendez mémoire au formulaire !!!</text:p>
      <text:p text:style-name="P21">Objectif : essayer de réduire la charge utile du site en dessous de 1600 Kio.</text:p>
      <text:p text:style-name="P10"/>
      <text:list text:style-name="L1">
        <text:list-item>
          <text:p text:style-name="P33"><text:span text:style-name="T1">Dimensionnez correctement les images </text:span><text:span text:style-name="T8">(Indiquez une largeur et une hauteur explicites sur les éléments </text:span><text:span text:style-name="T6">d'image afin de réduire les décalages de mise en page et d'améliorer le CLS ) </text:span><text:span text:style-name="T7">pour la plupart, il y a 3 dimensions.</text:span></text:p>
        </text:list-item>
        <text:list-item>
          <text:p text:style-name="P28">Les formats d'image comme WebP et AVIF proposent souvent une meilleure compression que PNG et JPEG. Par conséquent, les téléchargements sont plus rapides et la consommation de données est réduite</text:p>
        </text:list-item>
        <text:list-item>
          <text:p text:style-name="P29">Mettre JS et peut-être Bootstrap 5 en bas de code HTML.</text:p>
        </text:list-item>
        <text:list-item>
          <text:p text:style-name="P30">j’ai crée ma propre modal</text:p>
          <text:p text:style-name="P32"/>
          <text:p text:style-name="P33"/>
          <text:p text:style-name="P35"/>
        </text:list-item>
        <text:list-item>
          <text:p text:style-name="P33"><text:span text:style-name="T5">Réduire le Javascript pas utilisé. </text:span><text:span text:style-name="T3">J’ai rendu le carousel autonome en le déconnectant du fichier jquery. Suppression de la feuille de code de jquery ensuite.</text:span></text:p>
          <text:p text:style-name="P34"/>
        </text:list-item>
        <text:list-item>
          <text:p text:style-name="P31">j’ai minifié les feuilles js et css</text:p>
        </text:list-item>
      </text:list>
      <text:p text:style-name="P22"/>
      <text:p text:style-name="P22"/>
      <text:p text:style-name="P11">Accessibilité</text:p>
      <text:p text:style-name="P11"/>
      <text:p text:style-name="P36">Remplir les éléments « alt » aux images.</text:p>
      <text:p text:style-name="P36">Mettre un « Title » à la page.</text:p>
      <text:p text:style-name="P23"><text:span text:style-name="T4">Les couleurs d'arrière-plan et de premier plan ne sont pas suffisamment contrastées</text:span><text:span text:style-name="T14"> </text:span><text:span text:style-name="T15">(bouton de filtre) </text:span><text:span text:style-name="T16">j’ai mi</text:span><text:span text:style-name="T17">s</text:span><text:span text:style-name="T16"> les règles suivantes : </text:span><text:span text:style-name="T34">.active-tag{</text:span></text:p>
      <text:p text:style-name="P27">    <text:span text:style-name="T33">box-shadow: 0 0 5px rgba(0, 0, 0, 0.8);</text:span></text:p>
      <text:p text:style-name="P27">    <text:span text:style-name="T33">color:black!important;</text:span></text:p>
      <text:p text:style-name="P27">    <text:span text:style-name="T33">font-weight: bold;</text:span></text:p>
      <text:p text:style-name="P25">}</text:p>
      <text:p text:style-name="P23"/>
      <text:p text:style-name="P1"><text:span text:style-name="T28">6)</text:span><text:span text:style-name="T29"> </text:span><text:span text:style-name="T11">L'élément </text:span><text:span text:style-name="Source_20_Text"><text:span text:style-name="T12">&lt;html&gt;</text:span></text:span><text:span text:style-name="T13"> </text:span><text:span text:style-name="T11">n'a pas d'attribut </text:span><text:span text:style-name="Source_20_Text"><text:span text:style-name="T12">[lang]</text:span></text:span></text:p>
      <text:p text:style-name="P23"><text:span text:style-name="T19">7) </text:span><text:span text:style-name="T2">Les éléments d'en-tête ne sont pas classés séquentiellement par ordre décroissant</text:span><text:span text:style-name="T18"> </text:span><text:span text:style-name="T19">(h1, h2…)</text:span></text:p>
      <text:p text:style-name="P24"><text:span text:style-name="T19">8</text:span><text:span text:style-name="T20">) Vérifier la pertinence des balises</text:span></text:p>
      <text:p text:style-name="P2"><text:span text:style-name="Source_20_Text"><text:span text:style-name="T30">&lt;header&gt;&lt;/header&gt;<text:line-break/>&lt;nav&gt;&lt;/nav&gt;<text:line-break/>&lt;main&gt;&lt;/main&gt;<text:line-break/>&lt;article&gt;&lt;/article&gt;<text:line-break/>&lt;section&gt;&lt;/section&gt;<text:line-break/>&lt;aside&gt;&lt;/aside&gt;<text:line-break/>&lt;footer&gt;&lt;/footer&gt;</text:span></text:span><text:span text:style-name="T30">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SEO</text:p>
      <text:p text:style-name="P26"/>
      <text:p text:style-name="P23"><text:span text:style-name="T19">1) </text:span><text:span text:style-name="T2">Le document ne contient pas d'attribut "meta description"</text:span></text:p>
      <text:p text:style-name="P23"/>
      <text:p text:style-name="P11">Les autres éléments sont des redites de choses vues plus haut dans ce document</text:p>
      <text:p text:style-name="P26"/>
      <text:p text:style-name="P26"/>
      <text:p text:style-name="P23"/>
      <text:p text:style-name="P14"/>
      <text:p text:style-name="P12"/>
      <text:p text:style-name="P15">Détection manuelle</text:p>
      <text:p text:style-name="P15"/>
      <text:p text:style-name="P16">1) <text:span text:style-name="T22">P</text:span>as de hover sur les liens de la partie dans le « .top-header »</text:p>
      <text:p text:style-name="P17">2) Le id de la div du carousel se nomme « header » et cela est confusant.</text:p>
      <text:p text:style-name="P17">3) <text:span text:style-name="T23">Il y a une classe et un Id « qui se nomment  Gallery »</text:span></text:p>
      <text:p text:style-name="P20"><text:span text:style-name="T24">4) La classe « gallery » à un </text:span><text:span text:style-name="T31">style</text:span><text:span text:style-name="T32">="display: none" </text:span><text:span text:style-name="T35">dont l’utilité n’est pas claire.</text:span></text:p>
      <text:p text:style-name="P3"><text:span text:style-name="T26">5</text:span><text:span text:style-name="T25">) Ajouter l’adresse de la photographe sur la page</text:span></text:p>
      <text:p text:style-name="P6">6) Il y a trop de « div » dans le code, celui devrait être spécifié. <text:span text:style-name="T36">(j’ai mis du header, des articles et un footer dans le site)</text:span></text:p>
      <text:p text:style-name="P7">7) Ajout du touche de cursor pour la souris en passant sur les bouton du filtre.</text:p>
      <text:p text:style-name="P8">₎ amélioration de la modale changement de format (width, height)</text:p>
      <text:p text:style-name="P4"/>
      <text:p text:style-name="P37"/>
      <text:p text:style-name="P5"/>
      <text:p text:style-name="P18"/>
      <text:p text:style-name="P18"/>
      <text:p text:style-name="P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9:42:33.515000000</meta:creation-date>
    <dc:date>2023-06-05T10:04:03.677000000</dc:date>
    <meta:editing-duration>P1DT10H13M40S</meta:editing-duration>
    <meta:editing-cycles>33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9" meta:word-count="386" meta:character-count="2227" meta:non-whitespace-character-count="1872"/>
  </office:meta>
</office:document-meta>
</file>